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4379e3168-style_2" style:family="table" style:master-page-name="master_01">
      <style:table-properties table:border-model="collapsing" fo:break-before="page" table:align="left"/>
    </style:style>
    <style:style style:name="s4379e3168-style_4" style:family="table-row"/>
    <style:style style:name="s4379e3168-style_5" style:family="table-cell"/>
    <style:style style:name="s4379e3168-style_6" style:family="paragraph">
      <style:paragraph-properties fo:padding-bottom="0pt" fo:padding-left="0pt" fo:padding-right="0pt" fo:padding-top="0pt" fo:text-align="center"/>
      <style:text-properties fo:font-family="'Arial'" fo:font-size="18pt" fo:font-weight="bold"/>
    </style:style>
    <style:style style:name="s4379e3168-style_7" style:family="text"/>
    <style:style style:name="s4379e3168-style_8" style:family="table">
      <style:table-properties table:border-model="collapsing" table:align="left"/>
    </style:style>
    <style:style style:name="s4379e3168-style_10" style:family="table-row"/>
    <style:style style:name="s4379e3168-style_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379e3168-style_13" style:family="text"/>
    <style:style style:name="s4379e3168-style_14" style:family="table-row"/>
    <style:style style:name="s4379e3168-style_15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379e3168-style_17" style:family="text"/>
    <style:style style:name="s4379e3168-style_18" style:family="table">
      <style:table-properties table:border-model="collapsing" table:align="left"/>
    </style:style>
    <style:style style:name="s4379e3168-style_20" style:family="table-row"/>
    <style:style style:name="s4379e3168-style_2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2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379e3168-style_23" style:family="text"/>
    <style:style style:name="s4379e3168-style_24" style:family="table-row"/>
    <style:style style:name="s4379e3168-style_25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2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379e3168-style_27" style:family="text"/>
    <style:style style:name="s4379e3168-style_28" style:family="table">
      <style:table-properties table:border-model="collapsing" table:align="left"/>
    </style:style>
    <style:style style:name="s4379e3168-style_30" style:family="table-row"/>
    <style:style style:name="s4379e3168-style_3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3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379e3168-style_33" style:family="text"/>
    <style:style style:name="s4379e3168-style_34" style:family="table-row"/>
    <style:style style:name="s4379e3168-style_35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3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379e3168-style_37" style:family="text"/>
    <style:style style:name="s4379e3168-style_38" style:family="table">
      <style:table-properties table:border-model="collapsing" table:align="left"/>
    </style:style>
    <style:style style:name="s4379e3168-style_40" style:family="table-row"/>
    <style:style style:name="s4379e3168-style_4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4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379e3168-style_43" style:family="text"/>
    <style:style style:name="s4379e3168-style_44" style:family="table-row"/>
    <style:style style:name="s4379e3168-style_45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4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379e3168-style_47" style:family="text"/>
    <style:style style:name="s4379e3168-style_48" style:family="table">
      <style:table-properties table:border-model="collapsing" table:align="left"/>
    </style:style>
    <style:style style:name="s4379e3168-style_50" style:family="table-row"/>
    <style:style style:name="s4379e3168-style_5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5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379e3168-style_53" style:family="text"/>
    <style:style style:name="s4379e3168-style_54" style:family="table-row"/>
    <style:style style:name="s4379e3168-style_55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5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379e3168-style_57" style:family="text"/>
    <style:style style:name="s4379e3168-style_58" style:family="paragraph">
      <style:paragraph-properties fo:padding-bottom="0pt" fo:padding-left="0pt" fo:padding-right="0pt" fo:padding-top="0pt" fo:break-before="page"/>
    </style:style>
    <style:style style:name="s4379e3168-style_59" style:family="text">
      <style:text-properties fo:font-family="'Arial'" fo:font-size="13.5pt" style:text-underline-type="single"/>
    </style:style>
    <style:style style:name="s4379e3168-style_60" style:family="table">
      <style:table-properties table:border-model="collapsing" table:align="left"/>
    </style:style>
    <style:style style:name="s4379e3168-style_62" style:family="table-row"/>
    <style:style style:name="s4379e3168-style_63" style:family="table-cell"/>
    <style:style style:name="s4379e3168-style_64" style:family="paragraph">
      <style:paragraph-properties fo:padding-bottom="0pt" fo:padding-left="0pt" fo:padding-right="0pt" fo:padding-top="0pt"/>
    </style:style>
    <style:style style:name="s4379e3168-style_65" style:family="text"/>
    <style:style style:name="s4379e3168-style_6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6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68" style:family="text"/>
    <style:style style:name="s4379e3168-style_6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71" style:family="text"/>
    <style:style style:name="s4379e3168-style_7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74" style:family="text"/>
    <style:style style:name="s4379e3168-style_75" style:family="table-row"/>
    <style:style style:name="s4379e3168-style_7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78" style:family="text"/>
    <style:style style:name="s4379e3168-style_79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81" style:family="text"/>
    <style:style style:name="s4379e3168-style_82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8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84" style:family="text"/>
    <style:style style:name="s4379e3168-style_85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87" style:family="text"/>
    <style:style style:name="s4379e3168-style_88" style:family="table-row"/>
    <style:style style:name="s4379e3168-style_8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9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91" style:family="text"/>
    <style:style style:name="s4379e3168-style_92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94" style:family="text"/>
    <style:style style:name="s4379e3168-style_95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9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97" style:family="text"/>
    <style:style style:name="s4379e3168-style_98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9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100" style:family="text"/>
    <style:style style:name="s4379e3168-style_101" style:family="table-row"/>
    <style:style style:name="s4379e3168-style_10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0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104" style:family="text"/>
    <style:style style:name="s4379e3168-style_105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0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107" style:family="text"/>
    <style:style style:name="s4379e3168-style_108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110" style:family="text"/>
    <style:style style:name="s4379e3168-style_111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379e3168-style_113" style:family="text"/>
    <style:style style:name="s4379e3168-style_114" style:family="table-row"/>
    <style:style style:name="s4379e3168-style_11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117" style:family="text"/>
    <style:style style:name="s4379e3168-style_118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19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20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21" style:family="table">
      <style:table-properties table:border-model="collapsing" table:align="left"/>
    </style:style>
    <style:style style:name="s4379e3168-style_123" style:family="table-row"/>
    <style:style style:name="s4379e3168-style_12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25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9pt" fo:font-weight="bold"/>
    </style:style>
    <style:style style:name="s4379e3168-style_126" style:family="text"/>
    <style:style style:name="s4379e3168-style_127" style:family="table-row"/>
    <style:style style:name="s4379e3168-style_12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130" style:family="text"/>
    <style:style style:name="s4379e3168-style_13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133" style:family="text"/>
    <style:style style:name="s4379e3168-style_13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136" style:family="text"/>
    <style:style style:name="s4379e3168-style_13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379e3168-style_139" style:family="text"/>
    <style:style style:name="s4379e3168-style_140" style:family="paragraph">
      <style:paragraph-properties fo:padding-bottom="0pt" fo:padding-left="0pt" fo:padding-right="0pt" fo:padding-top="0pt" fo:break-before="page"/>
    </style:style>
    <style:style style:name="s4379e3168-style_141" style:family="text">
      <style:text-properties fo:font-family="'Arial'" fo:font-size="13.5pt" style:text-underline-type="single"/>
    </style:style>
    <style:style style:name="s4379e3168-style_142" style:family="table">
      <style:table-properties table:border-model="collapsing" table:align="left"/>
    </style:style>
    <style:style style:name="s4379e3168-style_144" style:family="table-row"/>
    <style:style style:name="s4379e3168-style_14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379e3168-style_147" style:family="text"/>
    <style:style style:name="s4379e3168-style_148" style:family="table-row"/>
    <style:style style:name="s4379e3168-style_14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379e3168-style_151" style:family="text"/>
    <style:style style:name="s4379e3168-style_152" style:family="table-row"/>
    <style:style style:name="s4379e3168-style_153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55" style:family="text"/>
    <style:style style:name="s4379e3168-style_156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5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58" style:family="text"/>
    <style:style style:name="s4379e3168-style_159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61" style:family="text"/>
    <style:style style:name="s4379e3168-style_162" style:family="table-row"/>
    <style:style style:name="s4379e3168-style_163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6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65" style:family="text"/>
    <style:style style:name="s4379e3168-style_166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6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68" style:family="text"/>
    <style:style style:name="s4379e3168-style_169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71" style:family="text"/>
    <style:style style:name="s4379e3168-style_172" style:family="table-row"/>
    <style:style style:name="s4379e3168-style_173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7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75" style:family="text"/>
    <style:style style:name="s4379e3168-style_176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78" style:family="text"/>
    <style:style style:name="s4379e3168-style_179" style:family="table-cell">
      <style:table-cell-properties fo:border-top="0.75pt solid #000000" fo:border-right="0.75pt solid #000000" fo:border-bottom="0.75pt solid #000000" fo:border-left="0.75pt solid #000000"/>
    </style:style>
    <style:style style:name="s4379e3168-style_1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379e3168-style_181" style:family="text"/>
    <style:style style:name="s4379e3168-style_182" style:family="table-row"/>
    <style:style style:name="s4379e3168-style_183" style:family="table-cell"/>
    <style:style style:name="s4379e3168-style_18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8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379e3168-style_186" style:family="text"/>
    <style:style style:name="s4379e3168-style_18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8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379e3168-style_189" style:family="text"/>
    <style:style style:name="s4379e3168-style_190" style:family="paragraph">
      <style:paragraph-properties fo:padding-bottom="0pt" fo:padding-left="0pt" fo:padding-right="0pt" fo:padding-top="0pt"/>
    </style:style>
    <style:style style:name="s4379e3168-style_191" style:family="text">
      <style:text-properties fo:font-family="'Arial'" fo:font-size="13.5pt" style:text-underline-type="single"/>
    </style:style>
    <style:style style:name="s4379e3168-style_192" style:family="paragraph">
      <style:paragraph-properties fo:padding-bottom="0pt" fo:padding-left="0pt" fo:padding-right="0pt" fo:padding-top="0pt"/>
    </style:style>
    <style:style style:name="s4379e3168-style_193" style:family="text"/>
    <style:style style:name="s4379e3168-style_194" style:family="table">
      <style:table-properties table:border-model="collapsing" table:align="left"/>
    </style:style>
    <style:style style:name="s4379e3168-style_196" style:family="table-row"/>
    <style:style style:name="s4379e3168-style_197" style:family="table-cell">
      <style:table-cell-properties style:vertical-align="middle"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379e3168-style_198" style:family="paragraph">
      <style:paragraph-properties fo:padding-bottom="0pt" fo:padding-left="0pt" fo:padding-right="0pt" fo:padding-top="0pt"/>
    </style:style>
    <style:style style:name="s4379e3168-style_199" style:family="text">
      <style:text-properties fo:font-family="'Arial'" fo:font-size="10.5pt" fo:font-weight="bold"/>
    </style:style>
    <style:style style:name="s4379e3168-style_200" style:family="text">
      <style:text-properties fo:font-family="'Arial'" fo:font-size="4.5pt" fo:font-weight="bold"/>
    </style:style>
    <style:style style:name="s4379e3168-style_201" style:family="text">
      <style:text-properties fo:font-family="'Arial'" fo:font-size="10.5pt" fo:font-weight="bold"/>
    </style:style>
    <style:style style:name="s4379e3168-style_202" style:family="text">
      <style:text-properties fo:font-family="'Arial'" fo:font-size="10.5pt" fo:font-weight="bold"/>
    </style:style>
    <style:style style:name="s4379e3168-style_203" style:family="text">
      <style:text-properties fo:font-family="'Arial'" fo:font-size="4.5pt" fo:font-weight="bold"/>
    </style:style>
    <style:style style:name="s4379e3168-style_204" style:family="text">
      <style:text-properties fo:font-family="'Arial'" fo:font-size="10.5pt" fo:font-weight="bold"/>
    </style:style>
    <style:style style:name="s4379e3168-style_205" style:family="text">
      <style:text-properties fo:font-family="'Arial'" fo:font-size="4.5pt" fo:font-weight="bold"/>
    </style:style>
    <style:style style:name="s4379e3168-style_206" style:family="text">
      <style:text-properties fo:font-family="'Arial'" fo:font-size="10.5pt" fo:font-weight="bold"/>
    </style:style>
    <style:style style:name="s4379e3168-style_207" style:family="text">
      <style:text-properties fo:font-family="'Arial'" fo:font-size="10.5pt" fo:font-weight="bold"/>
    </style:style>
    <style:style style:name="s4379e3168-style_208" style:family="text">
      <style:text-properties fo:font-family="'Arial'" fo:font-size="4.5pt" fo:font-weight="bold"/>
    </style:style>
    <style:style style:name="s4379e3168-style_209" style:family="text">
      <style:text-properties fo:font-family="'Arial'" fo:font-size="10.5pt" fo:font-weight="bold"/>
    </style:style>
    <style:style style:name="s4379e3168-style_210" style:family="text">
      <style:text-properties fo:font-family="'Arial'" fo:font-size="4.5pt" fo:font-weight="bold"/>
    </style:style>
    <style:style style:name="s4379e3168-style_211" style:family="text">
      <style:text-properties fo:font-family="'Arial'" fo:font-size="10.5pt" fo:font-weight="bold"/>
    </style:style>
    <style:style style:name="s4379e3168-style_212" style:family="text">
      <style:text-properties fo:font-family="'Arial'" fo:font-size="10.5pt" fo:font-weight="bold"/>
    </style:style>
    <style:style style:name="s4379e3168-style_213" style:family="text">
      <style:text-properties fo:font-family="'Arial'" fo:font-size="4.5pt" fo:font-weight="bold"/>
    </style:style>
    <style:style style:name="s4379e3168-style_214" style:family="text">
      <style:text-properties fo:font-family="'Arial'" fo:font-size="10.5pt" fo:font-weight="bold"/>
    </style:style>
    <style:style style:name="s4379e3168-style_215" style:family="text">
      <style:text-properties fo:font-family="'Arial'" fo:font-size="4.5pt" fo:font-weight="bold"/>
    </style:style>
    <style:style style:name="s4379e3168-style_216" style:family="text">
      <style:text-properties fo:font-family="'Arial'" fo:font-size="10.5pt" fo:font-weight="bold"/>
    </style:style>
    <style:style style:name="s4379e3168-style_217" style:family="paragraph">
      <style:paragraph-properties fo:padding-bottom="0pt" fo:padding-left="0pt" fo:padding-right="0pt" fo:padding-top="0pt"/>
    </style:style>
    <style:style style:name="s4379e3168-style_218" style:family="text"/>
  </office:automatic-styles>
  <office:body>
    <office:text text:use-soft-page-breaks="true">
      <table:table table:style-name="s4379e3168-style_2" xml:id="s4379e3168-table_3">
        <table:table-column table:number-columns-repeated="1"/>
        <table:table-row table:style-name="s4379e3168-style_4" xml:id="s4379e3168-table_3_0">
          <table:table-cell table:style-name="s4379e3168-style_5">
            <text:p text:style-name="s4379e3168-style_6"><text:span text:style-name="s4379e3168-style_7">PROGRAMACIÓ DIDÀCTICA GENERAL DE MÒDUL PROFESSIONAL</text:span></text:p>
          </table:table-cell>
        </table:table-row>
      </table:table>
      <table:table table:style-name="s4379e3168-style_8" xml:id="s4379e3168-table_9">
        <table:table-column table:number-columns-repeated="1"/>
        <table:table-row table:style-name="s4379e3168-style_10" xml:id="s4379e3168-table_9_0">
          <table:table-cell table:style-name="s4379e3168-style_11">
            <text:p text:style-name="s4379e3168-style_12"><text:span text:style-name="s4379e3168-style_13">Nom del Cicle Formatiu</text:span></text:p>
          </table:table-cell>
        </table:table-row>
        <table:table-row table:style-name="s4379e3168-style_14" xml:id="s4379e3168-table_9_1">
          <table:table-cell table:style-name="s4379e3168-style_15">
            <text:p text:style-name="s4379e3168-style_16"><text:span text:style-name="s4379e3168-style_17">CFPM Desenvolupament Web (LOE)</text:span></text:p>
          </table:table-cell>
        </table:table-row>
      </table:table>
      <table:table table:style-name="s4379e3168-style_18" xml:id="s4379e3168-table_19">
        <table:table-column table:number-columns-repeated="1"/>
        <table:table-row table:style-name="s4379e3168-style_20" xml:id="s4379e3168-table_19_0">
          <table:table-cell table:style-name="s4379e3168-style_21">
            <text:p text:style-name="s4379e3168-style_22"><text:span text:style-name="s4379e3168-style_23">Nom del mòdul professional</text:span></text:p>
          </table:table-cell>
        </table:table-row>
        <table:table-row table:style-name="s4379e3168-style_24" xml:id="s4379e3168-table_19_1">
          <table:table-cell table:style-name="s4379e3168-style_25">
            <text:p text:style-name="s4379e3168-style_26"><text:span text:style-name="s4379e3168-style_27">(DW10)M03. Programacio</text:span></text:p>
          </table:table-cell>
        </table:table-row>
      </table:table>
      <table:table table:style-name="s4379e3168-style_28" xml:id="s4379e3168-table_29">
        <table:table-column table:number-columns-repeated="1"/>
        <table:table-row table:style-name="s4379e3168-style_30" xml:id="s4379e3168-table_29_0">
          <table:table-cell table:style-name="s4379e3168-style_31">
            <text:p text:style-name="s4379e3168-style_32"><text:span text:style-name="s4379e3168-style_33">Curs del cicle</text:span></text:p>
          </table:table-cell>
        </table:table-row>
        <table:table-row table:style-name="s4379e3168-style_34" xml:id="s4379e3168-table_29_1">
          <table:table-cell table:style-name="s4379e3168-style_35">
            <text:p text:style-name="s4379e3168-style_36"><text:span text:style-name="s4379e3168-style_37">Primer curs(UF1-UF2-UF3)</text:span></text:p>
          </table:table-cell>
        </table:table-row>
      </table:table>
      <table:table table:style-name="s4379e3168-style_38" xml:id="s4379e3168-table_39">
        <table:table-column table:number-columns-repeated="1"/>
        <table:table-row table:style-name="s4379e3168-style_40" xml:id="s4379e3168-table_39_0">
          <table:table-cell table:style-name="s4379e3168-style_41">
            <text:p text:style-name="s4379e3168-style_42"><text:span text:style-name="s4379e3168-style_43">Durada</text:span></text:p>
          </table:table-cell>
        </table:table-row>
        <table:table-row table:style-name="s4379e3168-style_44" xml:id="s4379e3168-table_39_1">
          <table:table-cell table:style-name="s4379e3168-style_45">
            <text:p text:style-name="s4379e3168-style_46"><text:span text:style-name="s4379e3168-style_47">40 hores + 8 lliure disposició</text:span></text:p>
          </table:table-cell>
        </table:table-row>
      </table:table>
      <table:table table:style-name="s4379e3168-style_48" xml:id="s4379e3168-table_49">
        <table:table-column table:number-columns-repeated="1"/>
        <table:table-row table:style-name="s4379e3168-style_50" xml:id="s4379e3168-table_49_0">
          <table:table-cell table:style-name="s4379e3168-style_51">
            <text:p text:style-name="s4379e3168-style_52"><text:span text:style-name="s4379e3168-style_53">Curs</text:span></text:p>
          </table:table-cell>
        </table:table-row>
        <table:table-row table:style-name="s4379e3168-style_54" xml:id="s4379e3168-table_49_1">
          <table:table-cell table:style-name="s4379e3168-style_55">
            <text:p text:style-name="s4379e3168-style_56"><text:span text:style-name="s4379e3168-style_57">2013/2014</text:span></text:p>
          </table:table-cell>
        </table:table-row>
      </table:table>
      <text:p text:style-name="s4379e3168-style_58"><text:span text:style-name="s4379e3168-style_59">1. GESTIÓ DE LA PROGRAMACIÓ</text:span></text:p>
      <table:table table:style-name="s4379e3168-style_60" xml:id="s4379e3168-table_61">
        <table:table-column table:number-columns-repeated="4"/>
        <table:table-row table:style-name="s4379e3168-style_62" xml:id="s4379e3168-table_61_0">
          <table:table-cell table:style-name="s4379e3168-style_63">
            <text:p text:style-name="s4379e3168-style_64"><text:span text:style-name="s4379e3168-style_65"/></text:p>
          </table:table-cell>
          <table:table-cell table:style-name="s4379e3168-style_66">
            <text:p text:style-name="s4379e3168-style_67"><text:span text:style-name="s4379e3168-style_68">Realitzat per: </text:span></text:p>
          </table:table-cell>
          <table:table-cell table:style-name="s4379e3168-style_69">
            <text:p text:style-name="s4379e3168-style_70"><text:span text:style-name="s4379e3168-style_71">Revisat per: </text:span></text:p>
          </table:table-cell>
          <table:table-cell table:style-name="s4379e3168-style_72">
            <text:p text:style-name="s4379e3168-style_73"><text:span text:style-name="s4379e3168-style_74">Aprovat per: </text:span></text:p>
          </table:table-cell>
        </table:table-row>
        <table:table-row table:style-name="s4379e3168-style_75" xml:id="s4379e3168-table_61_1">
          <table:table-cell table:style-name="s4379e3168-style_76">
            <text:p text:style-name="s4379e3168-style_77"><text:span text:style-name="s4379e3168-style_78">Nom i cognoms</text:span></text:p>
          </table:table-cell>
          <table:table-cell table:style-name="s4379e3168-style_79">
            <text:p text:style-name="s4379e3168-style_80"><text:span text:style-name="s4379e3168-style_81">Steve Stifler</text:span></text:p>
          </table:table-cell>
          <table:table-cell table:style-name="s4379e3168-style_82">
            <text:p text:style-name="s4379e3168-style_83"><text:span text:style-name="s4379e3168-style_84"/></text:p>
          </table:table-cell>
          <table:table-cell table:style-name="s4379e3168-style_85">
            <text:p text:style-name="s4379e3168-style_86"><text:span text:style-name="s4379e3168-style_87"/></text:p>
          </table:table-cell>
        </table:table-row>
        <table:table-row table:style-name="s4379e3168-style_88" xml:id="s4379e3168-table_61_2">
          <table:table-cell table:style-name="s4379e3168-style_89">
            <text:p text:style-name="s4379e3168-style_90"><text:span text:style-name="s4379e3168-style_91">Càrrec</text:span></text:p>
          </table:table-cell>
          <table:table-cell table:style-name="s4379e3168-style_92">
            <text:p text:style-name="s4379e3168-style_93"><text:span text:style-name="s4379e3168-style_94"/></text:p>
          </table:table-cell>
          <table:table-cell table:style-name="s4379e3168-style_95">
            <text:p text:style-name="s4379e3168-style_96"><text:span text:style-name="s4379e3168-style_97"/></text:p>
          </table:table-cell>
          <table:table-cell table:style-name="s4379e3168-style_98">
            <text:p text:style-name="s4379e3168-style_99"><text:span text:style-name="s4379e3168-style_100"/></text:p>
          </table:table-cell>
        </table:table-row>
        <table:table-row table:style-name="s4379e3168-style_101" xml:id="s4379e3168-table_61_3">
          <table:table-cell table:style-name="s4379e3168-style_102">
            <text:p text:style-name="s4379e3168-style_103"><text:span text:style-name="s4379e3168-style_104">Data</text:span></text:p>
          </table:table-cell>
          <table:table-cell table:style-name="s4379e3168-style_105">
            <text:p text:style-name="s4379e3168-style_106"><text:span text:style-name="s4379e3168-style_107">2016-05-19</text:span></text:p>
          </table:table-cell>
          <table:table-cell table:style-name="s4379e3168-style_108">
            <text:p text:style-name="s4379e3168-style_109"><text:span text:style-name="s4379e3168-style_110"/></text:p>
          </table:table-cell>
          <table:table-cell table:style-name="s4379e3168-style_111">
            <text:p text:style-name="s4379e3168-style_112"><text:span text:style-name="s4379e3168-style_113"/></text:p>
          </table:table-cell>
        </table:table-row>
        <table:table-row table:style-name="s4379e3168-style_114" xml:id="s4379e3168-table_61_4">
          <table:table-cell table:style-name="s4379e3168-style_115">
            <text:p text:style-name="s4379e3168-style_116"><text:span text:style-name="s4379e3168-style_117">Signatura</text:span></text:p>
          </table:table-cell>
          <table:table-cell table:style-name="s4379e3168-style_118" table:number-rows-spanned="3"/>
          <table:table-cell table:style-name="s4379e3168-style_119" table:number-rows-spanned="3"/>
          <table:table-cell table:style-name="s4379e3168-style_120" table:number-rows-spanned="3"/>
        </table:table-row>
      </table:table>
      <table:table table:style-name="s4379e3168-style_121" xml:id="s4379e3168-table_122">
        <table:table-column table:number-columns-repeated="4"/>
        <table:table-row table:style-name="s4379e3168-style_123" xml:id="s4379e3168-table_122_0">
          <table:table-cell table:style-name="s4379e3168-style_124" table:number-columns-spanned="4">
            <text:p text:style-name="s4379e3168-style_125"><text:span text:style-name="s4379e3168-style_126">Llistat de les modificacions</text:span></text:p>
          </table:table-cell>
          <table:covered-table-cell/>
          <table:covered-table-cell/>
          <table:covered-table-cell/>
        </table:table-row>
        <table:table-row table:style-name="s4379e3168-style_127" xml:id="s4379e3168-table_122_1">
          <table:table-cell table:style-name="s4379e3168-style_128">
            <text:p text:style-name="s4379e3168-style_129"><text:span text:style-name="s4379e3168-style_130">Versió</text:span></text:p>
          </table:table-cell>
          <table:table-cell table:style-name="s4379e3168-style_131">
            <text:p text:style-name="s4379e3168-style_132"><text:span text:style-name="s4379e3168-style_133">Revisió</text:span></text:p>
          </table:table-cell>
          <table:table-cell table:style-name="s4379e3168-style_134">
            <text:p text:style-name="s4379e3168-style_135"><text:span text:style-name="s4379e3168-style_136">Descripció de la modificació</text:span></text:p>
          </table:table-cell>
          <table:table-cell table:style-name="s4379e3168-style_137">
            <text:p text:style-name="s4379e3168-style_138"><text:span text:style-name="s4379e3168-style_139">Aprovació</text:span></text:p>
          </table:table-cell>
        </table:table-row>
      </table:table>
      <text:p text:style-name="s4379e3168-style_140"><text:span text:style-name="s4379e3168-style_141">3. RELACIÓ D'UNITATS FORMATIVES</text:span></text:p>
      <table:table table:style-name="s4379e3168-style_142" xml:id="s4379e3168-table_143">
        <table:table-column table:number-columns-repeated="3"/>
        <table:table-row table:style-name="s4379e3168-style_144" xml:id="s4379e3168-table_143_0">
          <table:table-cell table:style-name="s4379e3168-style_145" table:number-columns-spanned="3">
            <text:p text:style-name="s4379e3168-style_146"><text:span text:style-name="s4379e3168-style_147">Relació d'unitats formatives</text:span></text:p>
          </table:table-cell>
          <table:covered-table-cell/>
          <table:covered-table-cell/>
        </table:table-row>
        <table:table-row table:style-name="s4379e3168-style_148" xml:id="s4379e3168-table_143_1">
          <table:table-cell table:style-name="s4379e3168-style_149" table:number-columns-spanned="3">
            <text:p text:style-name="s4379e3168-style_150"><text:span text:style-name="s4379e3168-style_151">Nom de la Unitat formativa</text:span></text:p>
          </table:table-cell>
          <table:covered-table-cell/>
          <table:covered-table-cell/>
        </table:table-row>
        <table:table-row table:style-name="s4379e3168-style_152" xml:id="s4379e3168-table_143_2">
          <table:table-cell table:style-name="s4379e3168-style_153">
            <text:p text:style-name="s4379e3168-style_154"><text:span text:style-name="s4379e3168-style_155">UF1. Programació estructurada</text:span></text:p>
          </table:table-cell>
          <table:table-cell table:style-name="s4379e3168-style_156">
            <text:p text:style-name="s4379e3168-style_157"><text:span text:style-name="s4379e3168-style_158">10+</text:span></text:p>
          </table:table-cell>
          <table:table-cell table:style-name="s4379e3168-style_159">
            <text:p text:style-name="s4379e3168-style_160"><text:span text:style-name="s4379e3168-style_161">10</text:span></text:p>
          </table:table-cell>
        </table:table-row>
        <table:table-row table:style-name="s4379e3168-style_162" xml:id="s4379e3168-table_143_3">
          <table:table-cell table:style-name="s4379e3168-style_163">
            <text:p text:style-name="s4379e3168-style_164"><text:span text:style-name="s4379e3168-style_165">UF2. Disseny modular</text:span></text:p>
          </table:table-cell>
          <table:table-cell table:style-name="s4379e3168-style_166">
            <text:p text:style-name="s4379e3168-style_167"><text:span text:style-name="s4379e3168-style_168">10+</text:span></text:p>
          </table:table-cell>
          <table:table-cell table:style-name="s4379e3168-style_169">
            <text:p text:style-name="s4379e3168-style_170"><text:span text:style-name="s4379e3168-style_171">10</text:span></text:p>
          </table:table-cell>
        </table:table-row>
        <table:table-row table:style-name="s4379e3168-style_172" xml:id="s4379e3168-table_143_4">
          <table:table-cell table:style-name="s4379e3168-style_173">
            <text:p text:style-name="s4379e3168-style_174"><text:span text:style-name="s4379e3168-style_175">UF3. Fonaments de gestió de fitxers</text:span></text:p>
          </table:table-cell>
          <table:table-cell table:style-name="s4379e3168-style_176">
            <text:p text:style-name="s4379e3168-style_177"><text:span text:style-name="s4379e3168-style_178">10+</text:span></text:p>
          </table:table-cell>
          <table:table-cell table:style-name="s4379e3168-style_179">
            <text:p text:style-name="s4379e3168-style_180"><text:span text:style-name="s4379e3168-style_181">10</text:span></text:p>
          </table:table-cell>
        </table:table-row>
        <table:table-row table:style-name="s4379e3168-style_182" xml:id="s4379e3168-table_143_5">
          <table:table-cell table:style-name="s4379e3168-style_183"/>
          <table:table-cell table:style-name="s4379e3168-style_184">
            <text:p text:style-name="s4379e3168-style_185"><text:span text:style-name="s4379e3168-style_186">Totals</text:span></text:p>
          </table:table-cell>
          <table:table-cell table:style-name="s4379e3168-style_187">
            <text:p text:style-name="s4379e3168-style_188"><text:span text:style-name="s4379e3168-style_189">30h</text:span></text:p>
          </table:table-cell>
        </table:table-row>
      </table:table>
      <text:p text:style-name="s4379e3168-style_190"><text:span text:style-name="s4379e3168-style_191">5. AVALUACIÓ/QUALIFICACIÓ/RECUPERACIÓ DEL MP<text:line-break/></text:span></text:p>
      <text:p text:style-name="s4379e3168-style_192"><text:span text:style-name="s4379e3168-style_193">Per superar el mòdul professional cal superar independentment les/la 3 UUFF. La qualificació del mòdul professional s'obté segons la següent ponderació:<text:line-break/></text:span></text:p>
      <table:table table:style-name="s4379e3168-style_194" xml:id="s4379e3168-table_195">
        <table:table-column table:number-columns-repeated="1"/>
        <table:table-row table:style-name="s4379e3168-style_196" xml:id="s4379e3168-table_195_0">
          <table:table-cell table:style-name="s4379e3168-style_197">
            <text:p text:style-name="s4379e3168-style_198"><text:span text:style-name="s4379e3168-style_199">Q</text:span><text:span text:style-name="s4379e3168-style_200">MP</text:span><text:span text:style-name="s4379e3168-style_201"> = (</text:span><text:span text:style-name="s4379e3168-style_202">h</text:span><text:span text:style-name="s4379e3168-style_203">UF1</text:span><text:span text:style-name="s4379e3168-style_204">*Q</text:span><text:span text:style-name="s4379e3168-style_205">UF1</text:span><text:span text:style-name="s4379e3168-style_206"> + </text:span><text:span text:style-name="s4379e3168-style_207">h</text:span><text:span text:style-name="s4379e3168-style_208">UF2</text:span><text:span text:style-name="s4379e3168-style_209">*Q</text:span><text:span text:style-name="s4379e3168-style_210">UF2</text:span><text:span text:style-name="s4379e3168-style_211"> + </text:span><text:span text:style-name="s4379e3168-style_212">h</text:span><text:span text:style-name="s4379e3168-style_213">UF3</text:span><text:span text:style-name="s4379e3168-style_214">*Q</text:span><text:span text:style-name="s4379e3168-style_215">UF3</text:span><text:span text:style-name="s4379e3168-style_216">)/Hores totals MP</text:span></text:p>
          </table:table-cell>
        </table:table-row>
      </table:table>
      <text:p text:style-name="s4379e3168-style_217"><text:line-break/><text:span text:style-name="s4379e3168-style_218">Si un alumne no supera qualsevol UF (nota inferior a 5) haurà de presentar-se a una prova extraordinària de recuperació que constarà d'un examen de tots els continguts impartits en aquella UF.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21cm" fo:page-height="29.7cm" style:print-orientation="portrait" fo:margin-top="63.75pt" fo:margin-left="56.25pt" fo:margin-bottom="63.75pt" fo:margin-right="56.25pt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